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0c8f" officeooo:paragraph-rsid="00050c8f"/>
    </style:style>
    <style:style style:name="P2" style:family="paragraph" style:parent-style-name="Standard">
      <style:text-properties fo:font-weight="bold" officeooo:rsid="00050c8f" officeooo:paragraph-rsid="00050c8f" style:font-weight-asian="bold" style:font-weight-complex="bold"/>
    </style:style>
    <style:style style:name="P3" style:family="paragraph" style:parent-style-name="Standard">
      <style:text-properties officeooo:rsid="0007bc84" officeooo:paragraph-rsid="0007bc84"/>
    </style:style>
    <style:style style:name="P4" style:family="paragraph" style:parent-style-name="Standard">
      <style:text-properties officeooo:rsid="0009af1b" officeooo:paragraph-rsid="0009af1b"/>
    </style:style>
    <style:style style:name="P5" style:family="paragraph" style:parent-style-name="Standard">
      <style:text-properties officeooo:rsid="000ce91a" officeooo:paragraph-rsid="0009af1b"/>
    </style:style>
    <style:style style:name="P6" style:family="paragraph" style:parent-style-name="Standard">
      <style:text-properties officeooo:rsid="000ce91a" officeooo:paragraph-rsid="000ce91a"/>
    </style:style>
    <style:style style:name="P7" style:family="paragraph" style:parent-style-name="Standard">
      <style:text-properties officeooo:rsid="000e260f" officeooo:paragraph-rsid="000e260f"/>
    </style:style>
    <style:style style:name="P8" style:family="paragraph" style:parent-style-name="Heading_20_2">
      <style:text-properties fo:font-size="10pt" officeooo:rsid="0009af1b" officeooo:paragraph-rsid="0009af1b" style:font-size-asian="10pt" style:font-size-complex="10pt"/>
    </style:style>
    <style:style style:name="P9" style:family="paragraph" style:parent-style-name="Heading_20_1">
      <style:text-properties fo:font-size="10.5pt" fo:font-weight="normal" style:font-size-asian="10.5pt" style:font-weight-asian="normal" style:font-size-complex="10.5pt" style:font-weight-complex="normal"/>
    </style:style>
    <style:style style:name="P10" style:family="paragraph" style:parent-style-name="Preformatted_20_Text">
      <style:text-properties officeooo:rsid="00050c8f" officeooo:paragraph-rsid="00050c8f"/>
    </style:style>
    <style:style style:name="P11" style:family="paragraph" style:parent-style-name="Preformatted_20_Text">
      <style:text-properties officeooo:rsid="0007bc84" officeooo:paragraph-rsid="0007bc84"/>
    </style:style>
    <style:style style:name="P12" style:family="paragraph" style:parent-style-name="Preformatted_20_Text">
      <style:text-properties officeooo:rsid="0009af1b" officeooo:paragraph-rsid="0009af1b"/>
    </style:style>
    <style:style style:name="P13" style:family="paragraph" style:parent-style-name="Preformatted_20_Text">
      <style:paragraph-properties fo:margin-top="0in" fo:margin-bottom="0.1965in" loext:contextual-spacing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ce91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Installing snap on Ubuntu</text:h>
      <text:p text:style-name="P13"><text:span text:style-name="Source_20_Text"><text:s/>sudo apt install snapd</text:span></text:p>
      <text:p text:style-name="P1"/>
      <text:p text:style-name="P1"/>
      <text:p text:style-name="P2">apt list snapd -a</text:p>
      <text:p text:style-name="P1">snapd/xenial-updates,now 2.42.1 amd64 [installed]</text:p>
      <text:p text:style-name="P1">snapd/xenial-security 2.37.4ubuntu0.1 amd64</text:p>
      <text:p text:style-name="P1">snapd/xenial 2.0.2 amd64</text:p>
      <text:p text:style-name="P1"/>
      <text:p text:style-name="P10"><text:span text:style-name="Source_20_Text"><text:span text:style-name="T1">snap version</text:span></text:span></text:p>
      <text:p text:style-name="P1">snap <text:s text:c="3"/>2.42.1</text:p>
      <text:p text:style-name="P1">snapd <text:s text:c="2"/>unavailable</text:p>
      <text:p text:style-name="P1">series <text:s/>-</text:p>
      <text:p text:style-name="P10"><text:span text:style-name="Source_20_Text"><text:span text:style-name="T1">systemd-detect-virt</text:span></text:span></text:p>
      <text:p text:style-name="P3">none</text:p>
      <text:p text:style-name="P3"/>
      <text:p text:style-name="P3"/>
      <text:p text:style-name="P3"/>
      <text:p text:style-name="P11"><text:span text:style-name="Source_20_Text"><text:span text:style-name="T1">uname -r</text:span></text:span></text:p>
      <text:p text:style-name="P4">4.15.0-96-generic</text:p>
      <text:p text:style-name="P4"/>
      <text:h text:style-name="P8" text:outline-level="2">Install phpstorm on Ubuntu 16.04/17.04</text:h>
      <text:p text:style-name="P4"/>
      <text:p text:style-name="P12">wget https://download-cf.jetbrains.com/webide/PhpStorm-2016.1.2.tar.gz</text:p>
      <text:p text:style-name="P4"/>
      <text:p text:style-name="P12">tar xvf PhpStorm-2016.1.2.tar.gz</text:p>
      <text:p text:style-name="P4"/>
      <text:p text:style-name="P12">sudo mv PhpStorm-145.1616.3/ /opt/phpstorm/</text:p>
      <text:p text:style-name="P4"/>
      <text:p text:style-name="P4"/>
      <text:p text:style-name="P12">sudo rm /opt/phpstorm/ -R</text:p>
      <text:p text:style-name="P4"/>
      <text:p text:style-name="P5">wa</text:p>
      <text:p text:style-name="P6">what is php interpreter?</text:p>
      <text:p text:style-name="P6">Which is available in </text:p>
      <text:p text:style-name="P7">php executable <text:span text:style-name="T2">/usr/bin/php7.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4T18:20:51.362498111</meta:creation-date>
    <meta:editing-cycles>6</meta:editing-cycles>
    <meta:editing-duration>PT42M27S</meta:editing-duration>
    <dc:date>2020-04-24T22:04:32.378424253</dc:date>
    <meta:generator>LibreOffice/5.1.6.2$Linux_X86_64 LibreOffice_project/10m0$Build-2</meta:generator>
    <meta:document-statistic meta:table-count="0" meta:image-count="0" meta:object-count="0" meta:page-count="1" meta:paragraph-count="23" meta:word-count="65" meta:character-count="569" meta:non-whitespace-character-count="519"/>
  </office:meta>
</office:document-meta>
</file>